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1.782cm" fo:min-width="7.37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1.274cm" fo:min-width="4.10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color="#cc0000" fo:font-style="italic" fo:font-weight="bold" style:font-style-asian="italic" style:font-weight-asian="bold" style:font-style-complex="italic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99"/>
      <style:paragraph-properties fo:text-align="center"/>
      <style:text-properties style:font-name="Courier New1" fo:font-size="11pt" style:font-size-asian="11pt" style:font-size-complex="11pt"/>
    </style:style>
    <style:style style:name="P4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cc0000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Courier New1" fo:font-size="11pt" style:font-size-asian="11pt" style:font-size-complex="11pt"/>
    </style:style>
    <style:style style:name="T3" style:family="text">
      <style:text-properties style:font-name="Courier New1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Courier New1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23cm" svg:height="0.962cm" svg:x="9.75cm" svg:y="4.019cm">
          <draw:text-box>
            <text:p><text:span text:style-name="T1">wrong!</text:span></text:p>
          </draw:text-box>
        </draw:frame>
        <draw:g>
          <draw:custom-shape draw:style-name="gr2" draw:text-style-name="P3" xml:id="id1" draw:id="id1" draw:layer="layout" svg:width="7.874cm" svg:height="2.032cm" svg:x="3.753cm" svg:y="1.508cm">
            <text:p text:style-name="P2"><text:span text:style-name="T2">Pizza</text:span></text:p>
            <text:p text:style-name="P2"><text:span text:style-name="T2">size : String</text:span></text:p>
            <text:p text:style-name="P2"><text:span text:style-name="T3">topping : Topping</text:span></text:p>
            <text:p text:style-name="P2"><text:span text:style-name="T2">bake(numMinutes : int) : void</text:span>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753cm" svg:y1="2.05cm" svg:x2="11.627cm" svg:y2="2.05cm">
            <text:p/>
          </draw:line>
          <draw:line draw:style-name="gr3" draw:text-style-name="P4" draw:layer="layout" svg:x1="3.753cm" svg:y1="2.965cm" svg:x2="11.627cm" svg:y2="2.965cm">
            <text:p/>
          </draw:line>
          <draw:custom-shape draw:style-name="gr4" draw:text-style-name="P3" xml:id="id2" draw:id="id2" draw:layer="layout" svg:width="4.604cm" svg:height="1.524cm" svg:x="13.766cm" svg:y="1.772cm">
            <text:p text:style-name="P2"><text:span text:style-name="T2">Topping</text:span></text:p>
            <text:p text:style-name="P2"><text:span text:style-name="T2">calories : int</text:span></text:p>
            <text:p text:style-name="P2"><text:span text:style-name="T4">inventory : int</text:span>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3.766cm" svg:y1="2.323cm" svg:x2="18.37cm" svg:y2="2.323cm">
            <text:p/>
          </draw:line>
          <draw:line draw:style-name="gr3" draw:text-style-name="P4" draw:layer="layout" svg:x1="13.766cm" svg:y1="3.138cm" svg:x2="18.37cm" svg:y2="3.138cm">
            <text:p/>
          </draw:line>
          <draw:connector draw:style-name="gr5" draw:text-style-name="P5" draw:layer="layout" draw:type="line" svg:x1="11.627cm" svg:y1="2.524cm" svg:x2="13.766cm" svg:y2="2.534cm" draw:start-shape="id1" draw:start-glue-point="1" draw:end-shape="id2" draw:end-glue-point="3" svg:d="M11627 2524l2139 10" svg:viewBox="0 0 2140 1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15T12:33:44.019393626</dc:date>
    <meta:editing-duration>PT19M14S</meta:editing-duration>
    <meta:editing-cycles>6</meta:editing-cycles>
    <meta:document-statistic meta:object-count="9"/>
  </office:meta>
</office:document-meta>
</file>